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Cell.EPCe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PCell.initialize( final Attribute [ ] attributes , final ElementProcessor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PCell.get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Cell.getCell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PCell.getForma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Cell.getColum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Cell.getExpression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PCell.endProcessing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PCell.getColum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PCell.validate( final Number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Cell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Cell.setLocale( String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Cell.getCe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Cell.getRow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